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0c399"/>
    </style:style>
    <style:style style:name="T1" style:family="text">
      <style:text-properties officeooo:rsid="0000c3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1">CODIGO PARA IMPRIMIR VAUCHER</text:span> </text:p>
      <text:p text:style-name="P1"/>
      <text:p text:style-name="P1"/>
      <text:p text:style-name="P1">MXPXDRR8X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aima Educativo</meta:initial-creator>
    <meta:creation-date>2018-05-05T11:49:19.562076145</meta:creation-date>
    <dc:date>2018-05-05T11:50:17.754192693</dc:date>
    <dc:creator>Canaima Educativo</dc:creator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40" meta:non-whitespace-character-count="35"/>
    <meta:generator>LibreOffice/4.1.0.4$Linux_X86_64 LibreOffice_project/410m0$Build-4</meta:generator>
  </office:meta>
</office:document-meta>
</file>